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FC000002D91C63541A86DB22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2.805cm" svg:width="21.001cm" svg:height="9.992cm" draw:z-index="0"><draw:image xlink:href="Pictures/10000201000005FC000002D91C63541A86DB22E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7:44:13.941192210</meta:creation-date>
    <dc:date>2021-08-07T17:44:57.989660343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